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239583333333333in"/>
    </style:style>
    <style:style style:name="co3" style:family="table-column">
      <style:table-column-properties fo:break-before="auto" style:column-width="3.5729166666666665in"/>
    </style:style>
    <style:style style:name="co4" style:family="table-column">
      <style:table-column-properties fo:break-before="auto" style:column-width="2.89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Charg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code </text:p>
          </table:table-cell>
          <table:table-cell table:style-name="ce21" office:value-type="string">
            <text:p>SubDivsion</text:p>
          </table:table-cell>
        </table:table-row>
        <table:table-row table:style-name="ro2">
          <table:table-cell table:style-name="ce22" office:value-type="date" office:date-value="2006-08-26T00:00:00">
            <text:p>8/2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2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2T00:00:00">
            <text:p>8/2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2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2T00:00:00">
            <text:p>9/1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2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4T00:00:00">
            <text:p>7/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NNAPOLI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POTHECARY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POTHECARY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RDE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9-03T00:00:00">
            <text:p>9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2-11T00:00:00">
            <text:p>12/11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1-28T00:00:00">
            <text:p>11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9-30T00:00:00">
            <text:p>9/3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8-23T00:00:00">
            <text:p>8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6-22T00:00:00">
            <text:p>6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6-09T00:00:00">
            <text:p>6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4-17T00:00:00">
            <text:p>4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4-04T00:00:00">
            <text:p>4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3-09T00:00:00">
            <text:p>3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01T00:00:00">
            <text:p>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3-01T00:00:00">
            <text:p>3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6-01T00:00:00">
            <text:p>6/1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STILLE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</text:p>
          </table:table-cell>
        </table:table-row>
        <table:table-row table:style-name="ro2">
          <table:table-cell table:style-name="ce22" office:value-type="date" office:date-value="2006-03-18T00:00:00">
            <text:p>3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RKE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1-17T00:00:00">
            <text:p>11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27T00:00:00">
            <text:p>6/2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25T00:00:00">
            <text:p>3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23T00:00:00">
            <text:p>3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08T00:00:00">
            <text:p>3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2-25T00:00:00">
            <text:p>2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2-19T00:00:00">
            <text:p>2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9-14T00:00:00">
            <text:p>9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5-10T00:00:00">
            <text:p>5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3-07T00:00:00">
            <text:p>3/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3T00:00:00">
            <text:p>2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5-11T00:00:00">
            <text:p>5/11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7-19T00:00:00">
            <text:p>7/19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IG GAP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3T00:00:00">
            <text:p>10/1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OOKER T.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8T00:00:00">
            <text:p>2/2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OOKER T.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TNIA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CREEK ESTATES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U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05-19T00:00:00">
            <text:p>5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U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03-09T00:00:00">
            <text:p>3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U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02-20T00:00:00">
            <text:p>2/20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BUNCHE DR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0T00:00:00">
            <text:p>2/2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UNCHE DR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7-21T00:00:00">
            <text:p>7/21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BURNAM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7-06T00:00:00">
            <text:p>7/6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2T00:00:00">
            <text:p>1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3T00:00:00">
            <text:p>12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1T00:00:00">
            <text:p>12/11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0T00:00:00">
            <text:p>12/1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2T00:00:00">
            <text:p>11/2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2T00:00:00">
            <text:p>11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2T00:00:00">
            <text:p>11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8T00:00:00">
            <text:p>11/18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6T00:00:00">
            <text:p>11/6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0T00:00:00">
            <text:p>11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9T00:00:00">
            <text:p>11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2T00:00:00">
            <text:p>9/22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0T00:00:00">
            <text:p>11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2T00:00:00">
            <text:p>11/12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1T00:00:00">
            <text:p>11/11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0T00:00:00">
            <text:p>11/10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0T00:00:00">
            <text:p>11/10/2006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BYPASS ROAD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10-12T00:00:00">
            <text:p>10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4T00:00:00">
            <text:p>10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9T00:00:00">
            <text:p>9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9T00:00:00">
            <text:p>9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BURGLARY (HOTEL/STORAGE FACILITY)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6T00:00:00">
            <text:p>10/6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5T00:00:00">
            <text:p>9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DEFRAUDING HOTELS, MOTELS &gt;=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9T00:00:00">
            <text:p>8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6T00:00:00">
            <text:p>7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3T00:00:00">
            <text:p>8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7T00:00:00">
            <text:p>9/7/2006</text:p>
          </table:table-cell>
          <table:table-cell table:style-name="ce21" office:value-type="string">
            <text:p>CONSPIRACY TO VIOLATE DRUG CONTROL ACT -FELO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6T00:00:00">
            <text:p>9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4T00:00:00">
            <text:p>7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31T00:00:00">
            <text:p>8/3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7T00:00:00">
            <text:p>8/27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4T00:00:00">
            <text:p>8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2T00:00:00">
            <text:p>8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5T00:00:00">
            <text:p>8/15/2006</text:p>
          </table:table-cell>
          <table:table-cell table:style-name="ce21" office:value-type="string">
            <text:p>DEFRAUDING HOTELS, MOTELS &gt;=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1T00:00:00">
            <text:p>8/1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2T00:00:00">
            <text:p>8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2T00:00:00">
            <text:p>8/12/2006</text:p>
          </table:table-cell>
          <table:table-cell table:style-name="ce21" office:value-type="string">
            <text:p>BURGLARY (HOTEL/STORAGE FACILITY)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4T00:00:00">
            <text:p>8/4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1T00:00:00">
            <text:p>8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7T00:00:00">
            <text:p>7/2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5T00:00:00">
            <text:p>7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1T00:00:00">
            <text:p>7/11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2T00:00:00">
            <text:p>7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9T00:00:00">
            <text:p>6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0T00:00:00">
            <text:p>6/2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8T00:00:00">
            <text:p>6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9T00:00:00">
            <text:p>6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7T00:00:00">
            <text:p>6/7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7T00:00:00">
            <text:p>6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8T00:00:00">
            <text:p>6/8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4T00:00:00">
            <text:p>6/1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1T00:00:00">
            <text:p>6/1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8T00:00:00">
            <text:p>5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1T00:00:00">
            <text:p>5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9T00:00:00">
            <text:p>5/9/2006</text:p>
          </table:table-cell>
          <table:table-cell table:style-name="ce21" office:value-type="string">
            <text:p>BURGLARY (HOTEL/STORAGE FACILITY)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29T00:00:00">
            <text:p>4/29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3T00:00:00">
            <text:p>4/13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9T00:00:00">
            <text:p>4/19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9T00:00:00">
            <text:p>4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2T00:00:00">
            <text:p>4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4T00:00:00">
            <text:p>4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30T00:00:00">
            <text:p>3/3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31T00:00:00">
            <text:p>3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1T00:00:00">
            <text:p>4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8T00:00:00">
            <text:p>3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6T00:00:00">
            <text:p>3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4T00:00:00">
            <text:p>3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9T00:00:00">
            <text:p>2/19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3T00:00:00">
            <text:p>2/13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7T00:00:00">
            <text:p>2/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7T00:00:00">
            <text:p>2/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5T00:00:00">
            <text:p>2/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5T00:00:00">
            <text:p>1/5/2006</text:p>
          </table:table-cell>
          <table:table-cell table:style-name="ce21" office:value-type="string">
            <text:p>DEFRAUDING HOTELS, MOTELS &lt;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5T00:00:00">
            <text:p>1/5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5T00:00:00">
            <text:p>1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8T00:00:00">
            <text:p>8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7-02T00:00:00">
            <text:p>7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AGGRAVATED MALICIOUS WOUND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MURDER -FIRST DEGRE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6-30T00:00:00">
            <text:p>6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4-15T00:00:00">
            <text:p>4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3-27T00:00:00">
            <text:p>3/27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3-15T00:00:00">
            <text:p>3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02-05T00:00:00">
            <text:p>2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TIMESHARES</text:p>
          </table:table-cell>
        </table:table-row>
        <table:table-row table:style-name="ro2">
          <table:table-cell table:style-name="ce22" office:value-type="date" office:date-value="2006-12-21T00:00:00">
            <text:p>1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9-24T00:00:00">
            <text:p>9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7-28T00:00:00">
            <text:p>7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11-13T00:00:00">
            <text:p>11/1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OREST HEIGHTS</text:p>
          </table:table-cell>
        </table:table-row>
        <table:table-row table:style-name="ro2">
          <table:table-cell table:style-name="ce22" office:value-type="date" office:date-value="2006-07-02T00:00:00">
            <text:p>7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OREST HEIGHT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BYPASS ROAD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1T00:00:00">
            <text:p>9/11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4T00:00:00">
            <text:p>11/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5T00:00:00">
            <text:p>5/1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2T00:00:00">
            <text:p>1/2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2T00:00:00">
            <text:p>1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1T00:00:00">
            <text:p>1/1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1T00:00:00">
            <text:p>1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6T00:00:00">
            <text:p>9/1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30T00:00:00">
            <text:p>12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4T00:00:00">
            <text:p>11/4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22T00:00:00">
            <text:p>4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LLAH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LLAHAN VILLAGE</text:p>
          </table:table-cell>
        </table:table-row>
        <table:table-row table:style-name="ro2">
          <table:table-cell table:style-name="ce22" office:value-type="date" office:date-value="2006-11-01T00:00:00">
            <text:p>11/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NDLESTICK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6-06T00:00:00">
            <text:p>6/6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CAR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5-28T00:00:00">
            <text:p>5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5-28T00:00:00">
            <text:p>5/2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AR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1-21T00:00:00">
            <text:p>1/21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CAR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4-11T00:00:00">
            <text:p>4/1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RRS H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 ACRES</text:p>
          </table:table-cell>
        </table:table-row>
        <table:table-row table:style-name="ro2">
          <table:table-cell table:style-name="ce22" office:value-type="date" office:date-value="2006-12-20T00:00:00">
            <text:p>1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AWBA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WOODS</text:p>
          </table:table-cell>
        </table:table-row>
        <table:table-row table:style-name="ro2">
          <table:table-cell table:style-name="ce22" office:value-type="date" office:date-value="2006-05-08T00:00:00">
            <text:p>5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TAWBA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WOODS</text:p>
          </table:table-cell>
        </table:table-row>
        <table:table-row table:style-name="ro2">
          <table:table-cell table:style-name="ce22" office:value-type="date" office:date-value="2006-11-24T00:00:00">
            <text:p>11/24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9-10T00:00:00">
            <text:p>9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7-14T00:00:00">
            <text:p>7/14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CAT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9-22T00:00:00">
            <text:p>9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RDONNA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6-02-07T00:00:00">
            <text:p>2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RDONNA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CHARLES RIV LNDG R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1-12T00:00:00">
            <text:p>11/12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LIPPE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9-27T00:00:00">
            <text:p>9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LIPPE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5-18T00:00:00">
            <text:p>5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BBLESTO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6-11-25T00:00:00">
            <text:p>11/2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11-25T00:00:00">
            <text:p>11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10-03T00:00:00">
            <text:p>10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8-31T00:00:00">
            <text:p>8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7-20T00:00:00">
            <text:p>7/20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8-13T00:00:00">
            <text:p>8/13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8-13T00:00:00">
            <text:p>8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2-28T00:00:00">
            <text:p>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1-09T00:00:00">
            <text:p>1/9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2-12T00:00:00">
            <text:p>2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10-11T00:00:00">
            <text:p>10/1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3-31T00:00:00">
            <text:p>3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PPERFIEL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BBLE CREEK</text:p>
          </table:table-cell>
        </table:table-row>
        <table:table-row table:style-name="ro2">
          <table:table-cell table:style-name="ce22" office:value-type="date" office:date-value="2006-11-25T00:00:00">
            <text:p>11/25/2006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COPSE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RVETT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12-06T00:00:00">
            <text:p>1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TTAGE COV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EDMOORE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WOODS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EDMOORE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WOODS</text:p>
          </table:table-cell>
        </table:table-row>
        <table:table-row table:style-name="ro2">
          <table:table-cell table:style-name="ce22" office:value-type="date" office:date-value="2006-03-08T00:00:00">
            <text:p>3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US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1-25T00:00:00">
            <text:p>11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N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2-22T00:00:00">
            <text:p>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N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2-11T00:00:00">
            <text:p>2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N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2-20T00:00:00">
            <text:p>12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0-10T00:00:00">
            <text:p>10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6-02T00:00:00">
            <text:p>6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4-10T00:00:00">
            <text:p>4/1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4T00:00:00">
            <text:p>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4T00:00:00">
            <text:p>2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0-20T00:00:00">
            <text:p>10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0-20T00:00:00">
            <text:p>10/20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9-08T00:00:00">
            <text:p>9/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9-08T00:00:00">
            <text:p>9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29T00:00:00">
            <text:p>6/2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29T00:00:00">
            <text:p>6/29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20T00:00:00">
            <text:p>6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5-07T00:00:00">
            <text:p>5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2-25T00:00:00">
            <text:p>12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9-20T00:00:00">
            <text:p>9/20/2006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6-23T00:00:00">
            <text:p>6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1-31T00:00:00">
            <text:p>1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5-26T00:00:00">
            <text:p>5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6-29T00:00:00">
            <text:p>6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9T00:00:00">
            <text:p>1/29/2006</text:p>
          </table:table-cell>
          <table:table-cell table:style-name="ce21" office:value-type="string">
            <text:p>FOUND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8T00:00:00">
            <text:p>1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7T00:00:00">
            <text:p>9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5T00:00:00">
            <text:p>9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6T00:00:00">
            <text:p>9/2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2T00:00:00">
            <text:p>6/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0T00:00:00">
            <text:p>12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1T00:00:00">
            <text:p>12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5T00:00:00">
            <text:p>12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0T00:00:00">
            <text:p>12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7T00:00:00">
            <text:p>1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07T00:00:00">
            <text:p>12/7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05T00:00:00">
            <text:p>12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07T00:00:00">
            <text:p>12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3T00:00:00">
            <text:p>10/23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5T00:00:00">
            <text:p>11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3T00:00:00">
            <text:p>11/13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6T00:00:00">
            <text:p>11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4T00:00:00">
            <text:p>10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3T00:00:00">
            <text:p>10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8T00:00:00">
            <text:p>10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9T00:00:00">
            <text:p>6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1T00:00:00">
            <text:p>6/1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1T00:00:00">
            <text:p>6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8T00:00:00">
            <text:p>6/8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1T00:00:00">
            <text:p>6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9T00:00:00">
            <text:p>5/9/2006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1T00:00:00">
            <text:p>3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3T00:00:00">
            <text:p>3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3T00:00:00">
            <text:p>3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6T00:00:00">
            <text:p>1/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4T00:00:00">
            <text:p>7/14/2006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ERIN LEIGH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EANS GLEN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02T00:00:00">
            <text:p>4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20T00:00:00">
            <text:p>4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3T00:00:00">
            <text:p>10/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9-23T00:00:00">
            <text:p>9/23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7-07T00:00:00">
            <text:p>7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1-27T00:00:00">
            <text:p>1/27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5-26T00:00:00">
            <text:p>5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9-22T00:00:00">
            <text:p>9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TOWN CRESC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FAIRFIELD WILLIAMSBURG AT KINGSGATE</text:p>
          </table:table-cell>
        </table:table-row>
        <table:table-row table:style-name="ro2">
          <table:table-cell table:style-name="ce22" office:value-type="date" office:date-value="2006-09-11T00:00:00">
            <text:p>9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6T00:00:00">
            <text:p>3/16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1T00:00:00">
            <text:p>2/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2" office:value-type="date" office:date-value="2006-07-19T00:00:00">
            <text:p>7/1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2-24T00:00:00">
            <text:p>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YMAKER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2-24T00:00:00">
            <text:p>2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YMAKER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2-17T00:00:00">
            <text:p>2/1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YMAKER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4-18T00:00:00">
            <text:p>4/1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IGH POI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ILLSID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HILLSIDE ESTATES</text:p>
          </table:table-cell>
        </table:table-row>
        <table:table-row table:style-name="ro2">
          <table:table-cell table:style-name="ce22" office:value-type="date" office:date-value="2006-02-01T00:00:00">
            <text:p>2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LCOMB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3-05T00:00:00">
            <text:p>3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7-12T00:00:00">
            <text:p>7/12/2006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11-14T00:00:00">
            <text:p>11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5-09T00:00:00">
            <text:p>5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3-12T00:00:00">
            <text:p>3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2-23T00:00:00">
            <text:p>2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1-07T00:00:00">
            <text:p>1/7/2006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HUBBARD LANE </text:p>
          </table:table-cell>
          <table:table-cell table:style-name="ce24" office:value-type="float" office:value="23185">
            <text:p>23185</text:p>
          </table:table-cell>
          <table:table-cell table:style-name="ce25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A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19T00:00:00">
            <text:p>3/19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JONES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8T00:00:00">
            <text:p>9/28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JONES DRIVE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2T00:00:00">
            <text:p>1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HEAD DR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RKWAYE ESTATES</text:p>
          </table:table-cell>
        </table:table-row>
        <table:table-row table:style-name="ro2">
          <table:table-cell table:style-name="ce22" office:value-type="date" office:date-value="2006-07-06T00:00:00">
            <text:p>7/6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LANTERN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6-09T00:00:00">
            <text:p>6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TERN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7-15T00:00:00">
            <text:p>7/15/2006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LITTLE JOH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4-25T00:00:00">
            <text:p>4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JOH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1-16T00:00:00">
            <text:p>11/16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1-21T00:00:00">
            <text:p>11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0-30T00:00:00">
            <text:p>10/30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4-19T00:00:00">
            <text:p>4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0T00:00:00">
            <text:p>2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2-20T00:00:00">
            <text:p>2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11-22T00:00:00">
            <text:p>11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ID MARION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2-23T00:00:00">
            <text:p>12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12-23T00:00:00">
            <text:p>12/23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10-19T00:00:00">
            <text:p>10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09-21T00:00:00">
            <text:p>9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11-15T00:00:00">
            <text:p>1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30T00:00:00">
            <text:p>6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7-06T00:00:00">
            <text:p>7/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6-18T00:00:00">
            <text:p>6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6-18T00:00:00">
            <text:p>6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4-20T00:00:00">
            <text:p>4/20/2006</text:p>
          </table:table-cell>
          <table:table-cell table:style-name="ce21" office:value-type="string">
            <text:p>CARJACKING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MCLAWS CIRCLE </text:p>
          </table:table-cell>
          <table:table-cell table:style-name="ce24" office:value-type="float" office:value="23185">
            <text:p>23185</text:p>
          </table:table-cell>
          <table:table-cell table:style-name="ce25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3-19T00:00:00">
            <text:p>3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1-01T00:00:00">
            <text:p>1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9-19T00:00:00">
            <text:p>9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7-29T00:00:00">
            <text:p>7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7-24T00:00:00">
            <text:p>7/24/2006</text:p>
          </table:table-cell>
          <table:table-cell table:style-name="ce21" office:value-type="string">
            <text:p>POSSESSING FORGED COIN OR BANK NOTES &lt;10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6-24T00:00:00">
            <text:p>6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4-22T00:00:00">
            <text:p>4/2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3-09T00:00:00">
            <text:p>3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CLAW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2-28T00:00:00">
            <text:p>2/28/2006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MCLAWS CIRCLE </text:p>
          </table:table-cell>
          <table:table-cell table:style-name="ce24" office:value-type="float" office:value="23185">
            <text:p>23185</text:p>
          </table:table-cell>
          <table:table-cell table:style-name="ce25" office:value-type="string">
            <text:p>MARKETPLACE CENTER</text:p>
          </table:table-cell>
        </table:table-row>
        <table:table-row table:style-name="ro2">
          <table:table-cell table:style-name="ce22" office:value-type="date" office:date-value="2006-08-04T00:00:00">
            <text:p>8/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CHANT MAN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CHANT MAN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6-28T00:00:00">
            <text:p>6/28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MERRIAM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30T00:00:00">
            <text:p>12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6T00:00:00">
            <text:p>1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8T00:00:00">
            <text:p>12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9T00:00:00">
            <text:p>11/9/2006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31T00:00:00">
            <text:p>10/31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8T00:00:00">
            <text:p>11/8/2006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7T00:00:00">
            <text:p>11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6T00:00:00">
            <text:p>11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3T00:00:00">
            <text:p>11/1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5T00:00:00">
            <text:p>10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9T00:00:00">
            <text:p>10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0T00:00:00">
            <text:p>10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30T00:00:00">
            <text:p>9/3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0T00:00:00">
            <text:p>10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0T00:00:00">
            <text:p>10/1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7T00:00:00">
            <text:p>9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3T00:00:00">
            <text:p>9/13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2T00:00:00">
            <text:p>9/2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6T00:00:00">
            <text:p>5/26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9T00:00:00">
            <text:p>8/29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5T00:00:00">
            <text:p>8/25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7T00:00:00">
            <text:p>8/17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2T00:00:00">
            <text:p>6/22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6T00:00:00">
            <text:p>5/26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5T00:00:00">
            <text:p>9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4T00:00:00">
            <text:p>9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8T00:00:00">
            <text:p>9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3T00:00:00">
            <text:p>8/1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5T00:00:00">
            <text:p>7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3T00:00:00">
            <text:p>8/2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1T00:00:00">
            <text:p>8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8T00:00:00">
            <text:p>6/28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2T00:00:00">
            <text:p>7/2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0T00:00:00">
            <text:p>7/20/2006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MERRIMAC TRAIL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7T00:00:00">
            <text:p>7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7T00:00:00">
            <text:p>7/1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7T00:00:00">
            <text:p>7/17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1T00:00:00">
            <text:p>6/21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5T00:00:00">
            <text:p>6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9T00:00:00">
            <text:p>6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5T00:00:00">
            <text:p>6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5T00:00:00">
            <text:p>6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4T00:00:00">
            <text:p>6/24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1T00:00:00">
            <text:p>4/1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5T00:00:00">
            <text:p>6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9T00:00:00">
            <text:p>5/2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1T00:00:00">
            <text:p>5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3T00:00:00">
            <text:p>5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0T00:00:00">
            <text:p>5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0T00:00:00">
            <text:p>5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0T00:00:00">
            <text:p>5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1T00:00:00">
            <text:p>5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9T00:00:00">
            <text:p>5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3T00:00:00">
            <text:p>5/3/2006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30T00:00:00">
            <text:p>4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8T00:00:00">
            <text:p>4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3T00:00:00">
            <text:p>4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2T00:00:00">
            <text:p>4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3T00:00:00">
            <text:p>4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30T00:00:00">
            <text:p>3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9T00:00:00">
            <text:p>3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7T00:00:00">
            <text:p>3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1T00:00:00">
            <text:p>3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07T00:00:00">
            <text:p>3/7/2006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07T00:00:00">
            <text:p>3/7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23T00:00:00">
            <text:p>2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0T00:00:00">
            <text:p>2/1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6T00:00:00">
            <text:p>2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7T00:00:00">
            <text:p>1/27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7T00:00:00">
            <text:p>1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1T00:00:00">
            <text:p>1/21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1T00:00:00">
            <text:p>1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9T00:00:00">
            <text:p>1/19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9T00:00:00">
            <text:p>1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8T00:00:00">
            <text:p>1/18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8T00:00:00">
            <text:p>1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7T00:00:00">
            <text:p>1/17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7T00:00:00">
            <text:p>1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6T00:00:00">
            <text:p>1/16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6T00:00:00">
            <text:p>1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3T00:00:00">
            <text:p>1/1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3T00:00:00">
            <text:p>1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1T00:00:00">
            <text:p>1/11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1T00:00:00">
            <text:p>1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9T00:00:00">
            <text:p>1/9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9T00:00:00">
            <text:p>1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6T00:00:00">
            <text:p>1/6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6T00:00:00">
            <text:p>1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5T00:00:00">
            <text:p>1/5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5T00:00:00">
            <text:p>1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FALSE INFORMATION TO POLI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9T00:00:00">
            <text:p>1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1T00:00:00">
            <text:p>1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1-21T00:00:00">
            <text:p>11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7T00:00:00">
            <text:p>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7T00:00:00">
            <text:p>2/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8T00:00:00">
            <text:p>2/8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1T00:00:00">
            <text:p>2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6T00:00:00">
            <text:p>8/2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4-02T00:00:00">
            <text:p>4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1-26T00:00:00">
            <text:p>1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6T00:00:00">
            <text:p>1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7T00:00:00">
            <text:p>1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2T00:00:00">
            <text:p>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7T00:00:00">
            <text:p>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3T00:00:00">
            <text:p>9/13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3T00:00:00">
            <text:p>9/13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3T00:00:00">
            <text:p>8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1T00:00:00">
            <text:p>4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6T00:00:00">
            <text:p>7/2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M 238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MM 244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M 244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M 244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MM 244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M 244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INTERSTATE 64</text:p>
          </table:table-cell>
        </table:table-row>
        <table:table-row table:style-name="ro2">
          <table:table-cell table:style-name="ce22" office:value-type="date" office:date-value="2006-02-20T00:00:00">
            <text:p>2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NTAGUE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19T00:00:00">
            <text:p>10/1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0T00:00:00">
            <text:p>9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6T00:00:00">
            <text:p>9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6T00:00:00">
            <text:p>8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2T00:00:00">
            <text:p>9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4T00:00:00">
            <text:p>7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USKE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4-27T00:00:00">
            <text:p>4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USKE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4-03T00:00:00">
            <text:p>4/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USKE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7-02T00:00:00">
            <text:p>7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4-20T00:00:00">
            <text:p>4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12-03T00:00:00">
            <text:p>12/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7-27T00:00:00">
            <text:p>7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4-08T00:00:00">
            <text:p>4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1-04T00:00:00">
            <text:p>1/4/2006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NELSON DRIVE </text:p>
          </table:table-cell>
          <table:table-cell table:style-name="ce24" office:value-type="float" office:value="23185">
            <text:p>23185</text:p>
          </table:table-cell>
          <table:table-cell table:style-name="ce25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5-01T00:00:00">
            <text:p>5/1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5-02T00:00:00">
            <text:p>5/2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5-01T00:00:00">
            <text:p>5/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2-27T00:00:00">
            <text:p>2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2-27T00:00:00">
            <text:p>2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1-20T00:00:00">
            <text:p>1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01-01T00:00:00">
            <text:p>1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CIRLCE</text:p>
          </table:table-cell>
        </table:table-row>
        <table:table-row table:style-name="ro2">
          <table:table-cell table:style-name="ce22" office:value-type="date" office:date-value="2006-12-10T00:00:00">
            <text:p>12/10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0-11T00:00:00">
            <text:p>10/11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7-31T00:00:00">
            <text:p>7/3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9-06T00:00:00">
            <text:p>9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6-06T00:00:00">
            <text:p>6/6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2-01T00:00:00">
            <text:p>2/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07-04T00:00:00">
            <text:p>7/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EAST</text:p>
          </table:table-cell>
        </table:table-row>
        <table:table-row table:style-name="ro2">
          <table:table-cell table:style-name="ce22" office:value-type="date" office:date-value="2006-12-12T00:00:00">
            <text:p>12/1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12-02T00:00:00">
            <text:p>12/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11-16T00:00:00">
            <text:p>11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9-28T00:00:00">
            <text:p>9/2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9-28T00:00:00">
            <text:p>9/28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6-06T00:00:00">
            <text:p>6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6-03T00:00:00">
            <text:p>6/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6-03T00:00:00">
            <text:p>6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LACE HEIGHTS</text:p>
          </table:table-cell>
        </table:table-row>
        <table:table-row table:style-name="ro2">
          <table:table-cell table:style-name="ce22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NTHER PAW PATH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ANTHER PLACE</text:p>
          </table:table-cell>
        </table:table-row>
        <table:table-row table:style-name="ro2">
          <table:table-cell table:style-name="ce22" office:value-type="date" office:date-value="2006-03-04T00:00:00">
            <text:p>3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LLAHAN VILLAGE</text:p>
          </table:table-cell>
        </table:table-row>
        <table:table-row table:style-name="ro2">
          <table:table-cell table:style-name="ce22" office:value-type="date" office:date-value="2006-10-15T00:00:00">
            <text:p>10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BLUFFS</text:p>
          </table:table-cell>
        </table:table-row>
        <table:table-row table:style-name="ro2">
          <table:table-cell table:style-name="ce22" office:value-type="date" office:date-value="2006-07-17T00:00:00">
            <text:p>7/17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7-17T00:00:00">
            <text:p>7/1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7-14T00:00:00">
            <text:p>7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YNES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5T00:00:00">
            <text:p>12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4-29T00:00:00">
            <text:p>4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BBLE BEACH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7-22T00:00:00">
            <text:p>7/2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11-24T00:00:00">
            <text:p>11/24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0T00:00:00">
            <text:p>10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9T00:00:00">
            <text:p>10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4T00:00:00">
            <text:p>10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4T00:00:00">
            <text:p>9/14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6T00:00:00">
            <text:p>10/6/2006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6T00:00:00">
            <text:p>10/6/2006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6T00:00:00">
            <text:p>10/6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12T00:00:00">
            <text:p>9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FRAUDULENT USE OF BIRTH CERTIFIC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9T00:00:00">
            <text:p>9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PENNIMAN ROAD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06-09T00:00:00">
            <text:p>6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1T00:00:00">
            <text:p>6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9T00:00:00">
            <text:p>5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1T00:00:00">
            <text:p>5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07T00:00:00">
            <text:p>4/7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2T00:00:00">
            <text:p>2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5T00:00:00">
            <text:p>1/25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IDDLETOWNE FARMS</text:p>
          </table:table-cell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1-26T00:00:00">
            <text:p>1/26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31T00:00:00">
            <text:p>10/3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2T00:00:00">
            <text:p>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5T00:00:00">
            <text:p>5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7T00:00:00">
            <text:p>7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TERSBURG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6-12-14T00:00:00">
            <text:p>12/1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INETRE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2-14T00:00:00">
            <text:p>12/14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LANTATI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LANTATION HEIGHTS</text:p>
          </table:table-cell>
        </table:table-row>
        <table:table-row table:style-name="ro2">
          <table:table-cell table:style-name="ce22" office:value-type="date" office:date-value="2006-12-13T00:00:00">
            <text:p>12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07T00:00:00">
            <text:p>1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14T00:00:00">
            <text:p>12/14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6T00:00:00">
            <text:p>11/26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1T00:00:00">
            <text:p>10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01T00:00:00">
            <text:p>1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8T00:00:00">
            <text:p>8/28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4T00:00:00">
            <text:p>8/2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7T00:00:00">
            <text:p>7/27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4T00:00:00">
            <text:p>5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4T00:00:00">
            <text:p>5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2T00:00:00">
            <text:p>6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4T00:00:00">
            <text:p>3/14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28T00:00:00">
            <text:p>2/28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2T00:00:00">
            <text:p>1/12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8T00:00:00">
            <text:p>1/8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8T00:00:00">
            <text:p>1/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8T00:00:00">
            <text:p>1/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POCAHONTAS TRAIL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31T00:00:00">
            <text:p>10/31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31T00:00:00">
            <text:p>10/31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30T00:00:00">
            <text:p>9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RINCESS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1-10T00:00:00">
            <text:p>11/10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QUEEN AN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ROYAL GRANT</text:p>
          </table:table-cell>
        </table:table-row>
        <table:table-row table:style-name="ro2">
          <table:table-cell table:style-name="ce22" office:value-type="date" office:date-value="2006-04-08T00:00:00">
            <text:p>4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1T00:00:00">
            <text:p>11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07T00:00:00">
            <text:p>10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2-28T00:00:00">
            <text:p>12/28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12-12T00:00:00">
            <text:p>12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12-28T00:00:00">
            <text:p>12/28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12-28T00:00:00">
            <text:p>12/2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12-28T00:00:00">
            <text:p>12/28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12-28T00:00:00">
            <text:p>12/28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MAGRUDER FIVE</text:p>
          </table:table-cell>
        </table:table-row>
        <table:table-row table:style-name="ro2">
          <table:table-cell table:style-name="ce22" office:value-type="date" office:date-value="2006-03-12T00:00:00">
            <text:p>3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2-24T00:00:00">
            <text:p>12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2-10T00:00:00">
            <text:p>12/1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1-03T00:00:00">
            <text:p>11/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4-14T00:00:00">
            <text:p>4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QUEENSBU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1-15T00:00:00">
            <text:p>1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6-25T00:00:00">
            <text:p>6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18T00:00:00">
            <text:p>4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1-31T00:00:00">
            <text:p>1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0-17T00:00:00">
            <text:p>10/1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5-23T00:00:00">
            <text:p>5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ESLING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VINEYARD HEIGHTS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RIPLE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GREENSPRINGS</text:p>
          </table:table-cell>
        </table:table-row>
        <table:table-row table:style-name="ro2">
          <table:table-cell table:style-name="ce22" office:value-type="date" office:date-value="2006-08-07T00:00:00">
            <text:p>8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LLING HILL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8-24T00:00:00">
            <text:p>8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LLING HILL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4-01T00:00:00">
            <text:p>4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9T00:00:00">
            <text:p>7/29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24T00:00:00">
            <text:p>12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T 143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T 143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3T00:00:00">
            <text:p>11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43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7T00:00:00">
            <text:p>8/7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RUDDE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1-19T00:00:00">
            <text:p>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STY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11-19T00:00:00">
            <text:p>11/19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AINT JOHNS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ROYAL GRANT</text:p>
          </table:table-cell>
        </table:table-row>
        <table:table-row table:style-name="ro2">
          <table:table-cell table:style-name="ce22" office:value-type="date" office:date-value="2006-12-30T00:00:00">
            <text:p>12/30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CHON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10-19T00:00:00">
            <text:p>10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8-13T00:00:00">
            <text:p>8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4-06T00:00:00">
            <text:p>4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11-11T00:00:00">
            <text:p>11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8-06T00:00:00">
            <text:p>8/6/2006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6-19T00:00:00">
            <text:p>6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1-03T00:00:00">
            <text:p>1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11-30T00:00:00">
            <text:p>11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30T00:00:00">
            <text:p>11/30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1T00:00:00">
            <text:p>11/21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1T00:00:00">
            <text:p>10/21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8T00:00:00">
            <text:p>10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6T00:00:00">
            <text:p>10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26T00:00:00">
            <text:p>10/2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7T00:00:00">
            <text:p>7/7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7T00:00:00">
            <text:p>7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23T00:00:00">
            <text:p>9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8T00:00:00">
            <text:p>8/8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2T00:00:00">
            <text:p>6/2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2T00:00:00">
            <text:p>3/2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2-01T00:00:00">
            <text:p>2/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23T00:00:00">
            <text:p>1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19T00:00:00">
            <text:p>1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6T00:00:00">
            <text:p>1/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31T00:00:00">
            <text:p>10/3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ECOND STREET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8T00:00:00">
            <text:p>6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5-06T00:00:00">
            <text:p>5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3-15T00:00:00">
            <text:p>3/15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03-15T00:00:00">
            <text:p>3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WOOD</text:p>
          </table:table-cell>
        </table:table-row>
        <table:table-row table:style-name="ro2">
          <table:table-cell table:style-name="ce22" office:value-type="date" office:date-value="2006-10-27T00:00:00">
            <text:p>10/27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10-24T00:00:00">
            <text:p>10/24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7-06T00:00:00">
            <text:p>7/6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4-14T00:00:00">
            <text:p>4/1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HARLESTON HEIGHTS</text:p>
          </table:table-cell>
        </table:table-row>
        <table:table-row table:style-name="ro2">
          <table:table-cell table:style-name="ce22" office:value-type="date" office:date-value="2006-01-13T00:00:00">
            <text:p>1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04-04T00:00:00">
            <text:p>4/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HEPPH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BRUTON GLEN</text:p>
          </table:table-cell>
        </table:table-row>
        <table:table-row table:style-name="ro2">
          <table:table-cell table:style-name="ce22" office:value-type="date" office:date-value="2006-11-06T00:00:00">
            <text:p>1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RIFF`S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15T00:00:00">
            <text:p>10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RWOO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ERWOO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20T00:00:00">
            <text:p>10/20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LOOP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11-10T00:00:00">
            <text:p>11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INNAKER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8-08T00:00:00">
            <text:p>8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FIELD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22T00:00:00">
            <text:p>4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INGFIEL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03-31T00:00:00">
            <text:p>3/3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PRINGFIEL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SPRINGFIELD TERRACE</text:p>
          </table:table-cell>
        </table:table-row>
        <table:table-row table:style-name="ro2">
          <table:table-cell table:style-name="ce22" office:value-type="date" office:date-value="2006-11-08T00:00:00">
            <text:p>11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QUIRRELL LANDING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2-01T00:00:00">
            <text:p>12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1-03T00:00:00">
            <text:p>11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04T00:00:00">
            <text:p>7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29T00:00:00">
            <text:p>7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29T00:00:00">
            <text:p>7/29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5-29T00:00:00">
            <text:p>5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03T00:00:00">
            <text:p>3/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06T00:00:00">
            <text:p>3/6/2006</text:p>
          </table:table-cell>
          <table:table-cell table:style-name="ce21" office:value-type="string">
            <text:p>ATTEMPT TO COMMIT CAPITAL OFFENS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09T00:00:00">
            <text:p>7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COURT</text:p>
          </table:table-cell>
        </table:table-row>
        <table:table-row table:style-name="ro2">
          <table:table-cell table:style-name="ce22" office:value-type="date" office:date-value="2006-06-27T00:00:00">
            <text:p>6/2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COURT</text:p>
          </table:table-cell>
        </table:table-row>
        <table:table-row table:style-name="ro2">
          <table:table-cell table:style-name="ce22" office:value-type="date" office:date-value="2006-06-27T00:00:00">
            <text:p>6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COURT</text:p>
          </table:table-cell>
        </table:table-row>
        <table:table-row table:style-name="ro2">
          <table:table-cell table:style-name="ce22" office:value-type="date" office:date-value="2006-09-30T00:00:00">
            <text:p>9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RATFO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03-16T00:00:00">
            <text:p>3/1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TRATFO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WILLIAMSBURG COMMONS CONDOMINIUMS</text:p>
          </table:table-cell>
        </table:table-row>
        <table:table-row table:style-name="ro2">
          <table:table-cell table:style-name="ce22" office:value-type="date" office:date-value="2006-11-07T00:00:00">
            <text:p>11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2-26T00:00:00">
            <text:p>2/2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12-13T00:00:00">
            <text:p>12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12-16T00:00:00">
            <text:p>12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12-11T00:00:00">
            <text:p>12/11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12-08T00:00:00">
            <text:p>12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11-14T00:00:00">
            <text:p>11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9-12T00:00:00">
            <text:p>9/1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7-18T00:00:00">
            <text:p>7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7-30T00:00:00">
            <text:p>7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5-11T00:00:00">
            <text:p>5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4-24T00:00:00">
            <text:p>4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2-19T00:00:00">
            <text:p>2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2-18T00:00:00">
            <text:p>2/1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2-15T00:00:00">
            <text:p>2/1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PARK APARTMENTS</text:p>
          </table:table-cell>
        </table:table-row>
        <table:table-row table:style-name="ro2">
          <table:table-cell table:style-name="ce22" office:value-type="date" office:date-value="2006-09-02T00:00:00">
            <text:p>9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6-25T00:00:00">
            <text:p>6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4-16T00:00:00">
            <text:p>4/1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4-05T00:00:00">
            <text:p>4/5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TAM O SHANTER BLVD.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4-05T00:00:00">
            <text:p>4/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 O SHANTER BLVD.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03-20T00:00:00">
            <text:p>3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-O-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OUNTRY CLUB ACRES</text:p>
          </table:table-cell>
        </table:table-row>
        <table:table-row table:style-name="ro2">
          <table:table-cell table:style-name="ce22" office:value-type="date" office:date-value="2006-10-02T00:00:00">
            <text:p>10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RANQUILIT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RANQUILIT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KINGS CREEK PLANTATION</text:p>
          </table:table-cell>
        </table:table-row>
        <table:table-row table:style-name="ro2">
          <table:table-cell table:style-name="ce22" office:value-type="date" office:date-value="2006-09-24T00:00:00">
            <text:p>9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AL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1-06T00:00:00">
            <text:p>11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AL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3-19T00:00:00">
            <text:p>3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NEY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WOODS</text:p>
          </table:table-cell>
        </table:table-row>
        <table:table-row table:style-name="ro2">
          <table:table-cell table:style-name="ce22" office:value-type="date" office:date-value="2006-01-18T00:00:00">
            <text:p>1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NEY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PENNIMAN WOODS</text:p>
          </table:table-cell>
        </table:table-row>
        <table:table-row table:style-name="ro2">
          <table:table-cell table:style-name="ce22" office:value-type="date" office:date-value="2006-12-22T00:00:00">
            <text:p>12/2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22T00:00:00">
            <text:p>1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3T00:00:00">
            <text:p>8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8T00:00:00">
            <text:p>7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3T00:00:00">
            <text:p>9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4T00:00:00">
            <text:p>7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4T00:00:00">
            <text:p>7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1T00:00:00">
            <text:p>7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8T00:00:00">
            <text:p>6/28/2006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2T00:00:00">
            <text:p>6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0T00:00:00">
            <text:p>6/10/2006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7T00:00:00">
            <text:p>5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4T00:00:00">
            <text:p>4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28T00:00:00">
            <text:p>3/28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3-16T00:00:00">
            <text:p>3/1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1-09T00:00:00">
            <text:p>1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0-12T00:00:00">
            <text:p>10/1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8T00:00:00">
            <text:p>7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5T00:00:00">
            <text:p>8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30T00:00:00">
            <text:p>5/30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7T00:00:00">
            <text:p>5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9T00:00:00">
            <text:p>4/19/2006</text:p>
          </table:table-cell>
          <table:table-cell table:style-name="ce21" office:value-type="string">
            <text:p>LARCENY OF ANIMALS OR POULTR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7T00:00:00">
            <text:p>4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4-13T00:00:00">
            <text:p>4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8T00:00:00">
            <text:p>11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0T00:00:00">
            <text:p>8/20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9-03T00:00:00">
            <text:p>9/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6T00:00:00">
            <text:p>7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6T00:00:00">
            <text:p>8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4T00:00:00">
            <text:p>8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5T00:00:00">
            <text:p>8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7T00:00:00">
            <text:p>8/7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2T00:00:00">
            <text:p>7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2T00:00:00">
            <text:p>6/22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9T00:00:00">
            <text:p>8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3T00:00:00">
            <text:p>8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9T00:00:00">
            <text:p>8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4T00:00:00">
            <text:p>8/14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1T00:00:00">
            <text:p>8/11/2006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14T00:00:00">
            <text:p>8/14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02T00:00:00">
            <text:p>8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4T00:00:00">
            <text:p>7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29T00:00:00">
            <text:p>7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0T00:00:00">
            <text:p>6/20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5T00:00:00">
            <text:p>7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1T00:00:00">
            <text:p>7/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8T00:00:00">
            <text:p>6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4T00:00:00">
            <text:p>5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20T00:00:00">
            <text:p>6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7T00:00:00">
            <text:p>6/1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04T00:00:00">
            <text:p>6/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9T00:00:00">
            <text:p>5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14T00:00:00">
            <text:p>5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6T00:00:00">
            <text:p>8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8-26T00:00:00">
            <text:p>8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0T00:00:00">
            <text:p>6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5-26T00:00:00">
            <text:p>5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3T00:00:00">
            <text:p>7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3T00:00:00">
            <text:p>7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05T00:00:00">
            <text:p>7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8T00:00:00">
            <text:p>6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7T00:00:00">
            <text:p>6/1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3T00:00:00">
            <text:p>6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6-13T00:00:00">
            <text:p>6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COUNTRY PARKWAY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11-11T00:00:00">
            <text:p>1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AVER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ARVER GARDENS</text:p>
          </table:table-cell>
        </table:table-row>
        <table:table-row table:style-name="ro2">
          <table:table-cell table:style-name="ce22" office:value-type="date" office:date-value="2006-09-11T00:00:00">
            <text:p>9/11/2006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WE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5-28T00:00:00">
            <text:p>5/28/2006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WE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5-28T00:00:00">
            <text:p>5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8-21T00:00:00">
            <text:p>8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2-18T00:00:00">
            <text:p>12/18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2-12T00:00:00">
            <text:p>12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23T00:00:00">
            <text:p>10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29T00:00:00">
            <text:p>10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21T00:00:00">
            <text:p>10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10T00:00:00">
            <text:p>10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5-31T00:00:00">
            <text:p>5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5-30T00:00:00">
            <text:p>5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4-24T00:00:00">
            <text:p>4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3-13T00:00:00">
            <text:p>3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3-13T00:00:00">
            <text:p>3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3-13T00:00:00">
            <text:p>3/1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1-14T00:00:00">
            <text:p>1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1-30T00:00:00">
            <text:p>11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18T00:00:00">
            <text:p>10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4-05T00:00:00">
            <text:p>4/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1-02T00:00:00">
            <text:p>1/2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5-22T00:00:00">
            <text:p>5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04-16T00:00:00">
            <text:p>4/1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2" office:value-type="date" office:date-value="2006-10-26T00:00:00">
            <text:p>10/2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10-29T00:00:00">
            <text:p>10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5-13T00:00:00">
            <text:p>5/13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1-30T00:00:00">
            <text:p>1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9-01T00:00:00">
            <text:p>9/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12-18T00:00:00">
            <text:p>12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9-05T00:00:00">
            <text:p>9/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05-05T00:00:00">
            <text:p>5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NELSON PARK</text:p>
          </table:table-cell>
        </table:table-row>
        <table:table-row table:style-name="ro2">
          <table:table-cell table:style-name="ce22" office:value-type="date" office:date-value="2006-10-08T00:00:00">
            <text:p>10/8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WESTOV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2-31T00:00:00">
            <text:p>12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8-26T00:00:00">
            <text:p>8/26/2006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8-17T00:00:00">
            <text:p>8/17/2006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0-16T00:00:00">
            <text:p>10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7-12T00:00:00">
            <text:p>7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1-01-01T00:00:00">
            <text:p>1/1/2001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28T00:00:00">
            <text:p>4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4-09T00:00:00">
            <text:p>4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03-09T00:00:00">
            <text:p>3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YORK TERRACE</text:p>
          </table:table-cell>
        </table:table-row>
        <table:table-row table:style-name="ro2">
          <table:table-cell table:style-name="ce22" office:value-type="date" office:date-value="2006-11-06T00:00:00">
            <text:p>11/6/2006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WILLIAM CARTER ROAD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6-07-12T00:00:00">
            <text:p>7/12/2006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WILLIAM CARTER ROAD </text:p>
          </table:table-cell>
          <table:table-cell table:style-name="ce24" office:value-type="float" office:value="23185">
            <text:p>23185</text:p>
          </table:table-cell>
          <table:table-cell table:style-name="ce21"/>
        </table:table-row>
        <table:table-row table:style-name="ro2">
          <table:table-cell table:style-name="ce22" office:value-type="date" office:date-value="2006-10-21T00:00:00">
            <text:p>10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ACHT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8-01T00:00:00">
            <text:p>8/1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YARD ARM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9-27T00:00:00">
            <text:p>9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ARDARM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  <table:table-row table:style-name="ro2">
          <table:table-cell table:style-name="ce22" office:value-type="date" office:date-value="2006-07-31T00:00:00">
            <text:p>7/3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YARDARM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string">
            <text:p>CREEKSIDE LAND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